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b2a6" officeooo:paragraph-rsid="0010b2a6"/>
    </style:style>
    <style:style style:name="P2" style:family="paragraph" style:parent-style-name="Standard">
      <style:text-properties officeooo:rsid="0010b2a6" officeooo:paragraph-rsid="00128c1e"/>
    </style:style>
    <style:style style:name="P3" style:family="paragraph" style:parent-style-name="Standard">
      <style:text-properties officeooo:rsid="0010c163" officeooo:paragraph-rsid="0010c163"/>
    </style:style>
    <style:style style:name="P4" style:family="paragraph" style:parent-style-name="Standard">
      <style:text-properties style:text-underline-style="solid" style:text-underline-width="auto" style:text-underline-color="font-color" officeooo:rsid="0010b2a6" officeooo:paragraph-rsid="00128c1e"/>
    </style:style>
    <style:style style:name="P5" style:family="paragraph" style:parent-style-name="Standard">
      <style:text-properties style:text-underline-style="solid" style:text-underline-width="auto" style:text-underline-color="font-color" officeooo:rsid="00128c1e" officeooo:paragraph-rsid="00128c1e"/>
    </style:style>
    <style:style style:name="P6" style:family="paragraph" style:parent-style-name="Standard">
      <style:text-properties style:text-underline-style="solid" style:text-underline-width="auto" style:text-underline-color="font-color" officeooo:rsid="0013ed63" officeooo:paragraph-rsid="0013ed63"/>
    </style:style>
    <style:style style:name="P7" style:family="paragraph" style:parent-style-name="Standard">
      <style:text-properties style:text-underline-style="solid" style:text-underline-width="auto" style:text-underline-color="font-color" officeooo:rsid="00156172" officeooo:paragraph-rsid="00156172"/>
    </style:style>
    <style:style style:name="P8" style:family="paragraph" style:parent-style-name="Standard">
      <style:text-properties officeooo:rsid="00128c1e" officeooo:paragraph-rsid="00128c1e"/>
    </style:style>
    <style:style style:name="P9" style:family="paragraph" style:parent-style-name="Standard">
      <style:text-properties style:text-underline-style="none" officeooo:rsid="00156172" officeooo:paragraph-rsid="00156172"/>
    </style:style>
    <style:style style:name="P10" style:family="paragraph" style:parent-style-name="Standard">
      <style:text-properties style:text-underline-style="none" officeooo:rsid="001647d7" officeooo:paragraph-rsid="001647d7"/>
    </style:style>
    <style:style style:name="P11" style:family="paragraph" style:parent-style-name="Standard">
      <style:text-properties style:text-underline-style="none" officeooo:rsid="001647d7" officeooo:paragraph-rsid="0017d9b8"/>
    </style:style>
    <style:style style:name="P1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1647d7" officeooo:paragraph-rsid="001647d7"/>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1647d7" officeooo:paragraph-rsid="0017d9b8"/>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solid" style:text-underline-width="auto" style:text-underline-color="font-color" officeooo:rsid="001647d7" officeooo:paragraph-rsid="001647d7"/>
    </style:style>
    <style:style style:name="T1" style:family="text">
      <style:text-properties officeooo:rsid="0010c163"/>
    </style:style>
    <style:style style:name="T2" style:family="text">
      <style:text-properties officeooo:rsid="00128c1e"/>
    </style:style>
    <style:style style:name="T3" style:family="text">
      <style:text-properties officeooo:rsid="0013ed63"/>
    </style:style>
    <style:style style:name="T4" style:family="text">
      <style:text-properties officeooo:rsid="0015c7ee"/>
    </style:style>
    <style:style style:name="T5" style:family="text">
      <style:text-properties officeooo:rsid="0017d9b8"/>
    </style:style>
    <style:style style:name="T6" style:family="text">
      <style:text-properties officeooo:rsid="00192b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itlyn Bush</text:p>
      <text:p text:style-name="P1">rtb799</text:p>
      <text:p text:style-name="P1"/>
      <text:p text:style-name="P1">Title: OctoSquid Invaders!</text:p>
      <text:p text:style-name="P1">Description: “OctoSquid Invaders!” is a arcade style shooting game where the player can control a ship with their finger to shoot invading octo-squids. This app maintains a leader board of the top 100 scores along with a users’ personal best.</text:p>
      <text:p text:style-name="P1"/>
      <text:p text:style-name="P1">APIs used: Firebase Authentication and Firestore</text:p>
      <text:p text:style-name="P1">Third party libraries: None</text:p>
      <text:p text:style-name="P1">Third party services: None</text:p>
      <text:p text:style-name="P1"/>
      <text:p text:style-name="P4">UI/UX/display code information</text:p>
      <text:p text:style-name="P2">The most noteworthy UI/UX aspect is <text:span text:style-name="T1">the background animations done through using a canvas view. Essentially I set up an internal timer using a runable which would draw vector images at a given X and Y location. To have them move across the screen I simply updated the X &amp; Y position for the vector image. To improve this whole process I created separate classes for PhysicalObjects and Projectiles. Physical objects would have an X &amp; Y location, where Projectiles would also have a X &amp; Y velocity that would modify how much their location would be updated when the internal timer was called again. Overall I think it looks pretty cool. <text:s/></text:span></text:p>
      <text:p text:style-name="P3">Another UI aspect that I added was the tap to fire feature for the space ship. Originally I was just going to have it constantly fire but then I thought I might add a more dynamic aspect to the game if the user could chose when to fire. I setup a on screen touch listener and if the users finger <text:span text:style-name="T2">was withing a given radius of the space ship, than it would spawn a projectile. </text:span></text:p>
      <text:p text:style-name="P3"/>
      <text:p text:style-name="P5">Back end / processing logic information</text:p>
      <text:p text:style-name="P8">Firstly there was the whole game structure which I’m really quite proud of. Essentially I maintain a list of physical objects including enemies, the player, bullets, and rocks. During each game tick I iterate through the objects and check for collisions, to which I the remove the object. The general idea isn’t too complex, but the details of getting everything centered properly and behaving as it should was quite difficult. I’ll go over more about the horrors in my debugging challenge story. <text:s text:c="3"/></text:p>
      <text:p text:style-name="P8">The second biggest aspect to this app is the high score leader board. Now I spent a decent amount of time deciding the best way to setup the leader board to keep track of the top 100 scores. I eventually settled on using FireStore to maintain a high-score document which had 100 name/value pairs. The challenge in setting this up was to reduce the number of database calls as much as possible. <text:span text:style-name="T3">Eventually I realized that the best approach would be to update the score every time the user had completed the game. What I did, was I cached the last know best user score and the current leader board rankings. Then I could reference them to see if the endgame score was higher, in which case I would make a call to the database to update said score. Overall, it works quite well.</text:span></text:p>
      <text:p text:style-name="P3"/>
      <text:p text:style-name="P6">What I learned</text:p>
      <text:p text:style-name="P9">The importance of having strict project requirements for what the finished app should look like. During the whole process of creating this app I found that there were constantly more features that I saw which could be added or improved. I believe the term is “Feature creep”, and it really does sneak up on you. Originally I wasn’t planning on saving user settings in the database or even having a settings page, but as I designed the app it seemed like something that would overall be useful to have. So I spent 4 or so hours implementing it and it works just like I envisioned it! But it wasn’t necessary. And while I think that it does add to the app overall I think it’s important to plan out the design process and stick with that plan. Otherwise it’s very easy to get sidetracked. <text:s text:c="2"/></text:p>
      <text:p text:style-name="P7"><text:soft-page-break/>The Most Difficult Challenge</text:p>
      <text:p text:style-name="P9">There were two challenges that I kept facing in the coding of this app: The first was playing sounds. Now I never thought this would be a challenge but I spent a decent amount of time trying to figure out why sounds would only sometimes play and other times they wouldn’t. I ended using a class called “SoundPool” which seemed to work well for playing the SFX, but had major issues in playing the background song, so I used “MediaPlayer” for that. But then I faced problems where created more than one media player will cause the SFX to only make sounds half the time. So I had to stick with just one media player. <text:span text:style-name="T4">So finally I had found a combination of libraries that consistently played the sounds without any problems, but it was still quite unexpected. </text:span></text:p>
      <text:p text:style-name="P9"/>
      <text:p text:style-name="P14">Code Coun<text:span text:style-name="T5">t</text:span></text:p>
      <text:p text:style-name="P13">Language <text:s text:c="20"/>files <text:s text:c="9"/>blank <text:s text:c="7"/>comment <text:s text:c="10"/>code</text:p>
      <text:p text:style-name="P11">Java <text:s text:c="30"/>15 <text:s text:c="12"/>215 <text:s text:c="12"/>125 <text:s text:c="16"/>1311</text:p>
      <text:p text:style-name="P13">XML <text:s text:c="28"/>35 <text:s text:c="12"/>64 <text:s text:c="15"/>2 <text:s text:c="20"/>937</text:p>
      <text:p text:style-name="P11">SUM: <text:s text:c="27"/>50 <text:s text:c="12"/>279 <text:s text:c="13"/>127 <text:s text:c="16"/>2248</text:p>
      <text:p text:style-name="P10"/>
      <text:p text:style-name="P10"><text:span text:style-name="T6">To</text:span> account for the potential lines taken from stack overflow the total lines authored by me alone are probably around 2000.</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0" meta:image-count="0" meta:object-count="0" meta:page-count="2" meta:paragraph-count="23" meta:word-count="814" meta:character-count="4813" meta:non-whitespace-character-count="3752"/>
  </office:meta>
</office:document-meta>
</file>